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833cm" style:rel-column-width="10922*"/>
    </style:style>
    <style:style style:name="표1.B" style:family="table-column">
      <style:table-column-properties style:column-width="2.833cm" style:rel-column-width="10923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F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C" style:family="table-column">
      <style:table-column-properties style:column-width="3.399cm" style:rel-column-width="13106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401cm" style:rel-column-width="13107*"/>
    </style:style>
    <style:style style:name="표2.C" style:family="table-column">
      <style:table-column-properties style:column-width="3.399cm" style:rel-column-width="13106*"/>
    </style:style>
    <style:style style:name="표2.E" style:family="table-column">
      <style:table-column-properties style:column-width="3.401cm" style:rel-column-width="1310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E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C" style:family="table-column">
      <style:table-column-properties style:column-width="3.399cm" style:rel-column-width="13106*"/>
    </style:style>
    <style:style style:name="Table3.E" style:family="table-column">
      <style:table-column-properties style:column-width="3.401cm" style:rel-column-width="13108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242309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rsid="00d24909" officeooo:paragraph-rsid="00242309"/>
    </style:style>
    <style:style style:name="P9" style:family="paragraph" style:parent-style-name="Standard">
      <style:text-properties officeooo:rsid="00d62ad0" officeooo:paragraph-rsid="00242309"/>
    </style:style>
    <style:style style:name="P10" style:family="paragraph" style:parent-style-name="Standard">
      <style:text-properties officeooo:paragraph-rsid="00242309"/>
    </style:style>
    <style:style style:name="P11" style:family="paragraph" style:parent-style-name="Standard">
      <style:text-properties officeooo:rsid="01f32b74" officeooo:paragraph-rsid="00242309"/>
    </style:style>
    <style:style style:name="P12" style:family="paragraph" style:parent-style-name="Table_20_Contents">
      <style:text-properties style:font-name="Slack-Lato" fo:font-size="11.25pt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4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5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6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7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18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19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20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P21" style:family="paragraph" style:parent-style-name="Table_20_Contents">
      <style:text-properties style:font-name="Slack-Lato" fo:font-size="11.25pt" officeooo:rsid="00239192" officeooo:paragraph-rsid="00239192" style:font-size-asian="10.5pt" style:font-size-complex="12pt"/>
    </style:style>
    <style:style style:name="P22" style:family="paragraph" style:parent-style-name="Table_20_Contents">
      <style:text-properties style:font-name="Slack-Lato" fo:font-size="11.25pt" officeooo:rsid="002c8094" officeooo:paragraph-rsid="002c8094" style:font-size-asian="10.5pt" style:font-size-complex="12pt"/>
    </style:style>
    <style:style style:name="P23" style:family="paragraph" style:parent-style-name="Table_20_Contents">
      <style:text-properties style:font-name="Slack-Lato" fo:font-size="11.25pt" officeooo:rsid="002da6e0" officeooo:paragraph-rsid="002da6e0" style:font-size-asian="10.5pt" style:font-size-complex="12pt"/>
    </style:style>
    <style:style style:name="P24" style:family="paragraph" style:parent-style-name="Table_20_Contents">
      <style:text-properties officeooo:rsid="00d24909" officeooo:paragraph-rsid="00242309"/>
    </style:style>
    <style:style style:name="P25" style:family="paragraph" style:parent-style-name="Table_20_Contents">
      <style:text-properties officeooo:rsid="00d62ad0" officeooo:paragraph-rsid="00242309"/>
    </style:style>
    <style:style style:name="P26" style:family="paragraph" style:parent-style-name="Table_20_Contents">
      <style:text-properties officeooo:rsid="00d7d1f0" officeooo:paragraph-rsid="00242309"/>
    </style:style>
    <style:style style:name="P27" style:family="paragraph" style:parent-style-name="Table_20_Contents">
      <style:text-properties officeooo:rsid="01c4924d" officeooo:paragraph-rsid="00242309"/>
    </style:style>
    <style:style style:name="P28" style:family="paragraph" style:parent-style-name="Table_20_Contents">
      <style:text-properties officeooo:paragraph-rsid="00242309"/>
    </style:style>
    <style:style style:name="P29" style:family="paragraph" style:parent-style-name="Table_20_Contents">
      <style:text-properties officeooo:rsid="01f32b74" officeooo:paragraph-rsid="00242309"/>
    </style:style>
    <style:style style:name="P30" style:family="paragraph" style:parent-style-name="Table_20_Contents">
      <style:text-properties officeooo:rsid="01f32b74" officeooo:paragraph-rsid="002aca2c"/>
    </style:style>
    <style:style style:name="P31" style:family="paragraph" style:parent-style-name="Table_20_Contents">
      <style:text-properties officeooo:rsid="011dbf00" officeooo:paragraph-rsid="00242309"/>
    </style:style>
    <style:style style:name="P32" style:family="paragraph" style:parent-style-name="Table_20_Contents">
      <style:text-properties officeooo:rsid="002aca2c" officeooo:paragraph-rsid="002aca2c"/>
    </style:style>
    <style:style style:name="P3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3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36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37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38" style:family="paragraph" style:parent-style-name="Standard" style:list-style-name="L2">
      <style:text-properties officeooo:rsid="0039bf20" officeooo:paragraph-rsid="0012e4f8"/>
    </style:style>
    <style:style style:name="P39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40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41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42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43" style:family="paragraph" style:parent-style-name="Standard" style:list-style-name="L2">
      <style:text-properties officeooo:rsid="0100c76d" officeooo:paragraph-rsid="0012e4f8"/>
    </style:style>
    <style:style style:name="P44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46" style:family="paragraph" style:parent-style-name="Standard" style:list-style-name="L2">
      <style:text-properties officeooo:rsid="00ff462b" officeooo:paragraph-rsid="0012e4f8"/>
    </style:style>
    <style:style style:name="P47" style:family="paragraph" style:parent-style-name="Standard" style:list-style-name="L2">
      <style:text-properties officeooo:rsid="003be1bf" officeooo:paragraph-rsid="0012e4f8"/>
    </style:style>
    <style:style style:name="P48" style:family="paragraph" style:parent-style-name="Standard" style:list-style-name="L2">
      <style:text-properties officeooo:rsid="0012e4f8" officeooo:paragraph-rsid="0012e4f8"/>
    </style:style>
    <style:style style:name="P49" style:family="paragraph" style:parent-style-name="Standard" style:list-style-name="L2">
      <style:text-properties officeooo:rsid="0041004c" officeooo:paragraph-rsid="0012e4f8"/>
    </style:style>
    <style:style style:name="P50" style:family="paragraph" style:parent-style-name="Standard" style:list-style-name="L2">
      <style:text-properties officeooo:rsid="0043b333" officeooo:paragraph-rsid="0012e4f8"/>
    </style:style>
    <style:style style:name="P51" style:family="paragraph" style:parent-style-name="Standard" style:list-style-name="L2">
      <style:text-properties officeooo:rsid="0181830d" officeooo:paragraph-rsid="0012e4f8"/>
    </style:style>
    <style:style style:name="P52" style:family="paragraph" style:parent-style-name="Standard" style:list-style-name="L2">
      <style:text-properties officeooo:rsid="01845863" officeooo:paragraph-rsid="0012e4f8"/>
    </style:style>
    <style:style style:name="P53" style:family="paragraph" style:parent-style-name="Table_20_Contents">
      <style:text-properties style:font-name="Slack-Lato" fo:font-size="11.25pt" officeooo:rsid="002f898b" officeooo:paragraph-rsid="002f898b" style:font-size-asian="10.5pt" style:font-size-complex="12pt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9192"/>
    </style:style>
    <style:style style:name="T13" style:family="text">
      <style:text-properties officeooo:rsid="011e3908"/>
    </style:style>
    <style:style style:name="T14" style:family="text">
      <style:text-properties officeooo:rsid="016465a0"/>
    </style:style>
    <style:style style:name="T15" style:family="text">
      <style:text-properties officeooo:rsid="01c4924d"/>
    </style:style>
    <style:style style:name="T16" style:family="text">
      <style:text-properties officeooo:rsid="01f32b74"/>
    </style:style>
    <style:style style:name="T17" style:family="text">
      <style:text-properties officeooo:rsid="011dbf00"/>
    </style:style>
    <style:style style:name="T18" style:family="text">
      <style:text-properties officeooo:rsid="00d62ad0"/>
    </style:style>
    <style:style style:name="T19" style:family="text">
      <style:text-properties officeooo:rsid="0026066d"/>
    </style:style>
    <style:style style:name="T20" style:family="text">
      <style:text-properties officeooo:rsid="002aca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2893205165287959586" text:style-name="L1">
        <text:list-item>
          <text:p text:style-name="P33">creative</text:p>
          <text:list>
            <text:list-item>
              <text:p text:style-name="P33">논문과 <text:span text:style-name="T5">직접 관련 없는(또는 관계를 알 수 없는) 요소</text:span>가 포함</text:p>
            </text:list-item>
            <text:list-item>
              <text:p text:style-name="P33">raw video + 논문 자료 <text:span text:style-name="T5">외의 컨텐츠</text:span>가 포함됨</text:p>
            </text:list-item>
            <text:list-item>
              <text:p text:style-name="P33">비디오의 이어붙이기는 포함<text:span text:style-name="T1">x</text:span></text:p>
            </text:list-item>
            <text:list-item>
              <text:p text:style-name="P33">촬영 비디오/논문 자료가 <text:span text:style-name="T5">가공</text:span>됨</text:p>
            </text:list-item>
          </text:list>
        </text:list-item>
        <text:list-item>
          <text:p text:style-name="P33">presentation</text:p>
          <text:list>
            <text:list-item>
              <text:p text:style-name="P33">논문에 제시된 <text:span text:style-name="T5">자료를 정적/동적 화면의 나열</text:span>로 설명</text:p>
            </text:list-item>
            <text:list-item>
              <text:p text:style-name="P34"><text:span text:style-name="T5">(소개 슬라이드→ 비디오)의 반복</text:span>도 포함</text:p>
              <text:list>
                <text:list-item>
                  <text:p text:style-name="P34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34">비디오 클립만 이어붙이는건 비포함(<text:span text:style-name="T3">raw</text:span>)</text:p>
            </text:list-item>
            <text:list-item>
              <text:p text:style-name="P35"><text:span text:style-name="T5">음성 설명하면서 정적/동적 자료 화면이 나열되는것</text:span>(즉 소개 슬라이드 부재) → 포함으로!</text:p>
              <text:list>
                <text:list-item>
                  <text:p text:style-name="P36">G6L7TzLhH7Y</text:p>
                </text:list-item>
                <text:list-item>
                  <text:p text:style-name="P35">raw+narrative에 대해 레이블링 다시</text:p>
                </text:list-item>
              </text:list>
            </text:list-item>
          </text:list>
        </text:list-item>
        <text:list-item>
          <text:p text:style-name="P33">raw: 촬영된 비디오를 가공 없이 게재</text:p>
          <text:list>
            <text:list-item>
              <text:p text:style-name="P34"><text:span text:style-name="T5">비디오 클립만 이어붙이는 것</text:span> 포함</text:p>
            </text:list-item>
            <text:list-item>
              <text:p text:style-name="P33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33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33">fixed</text:p>
          <text:list>
            <text:list-item>
              <text:p text:style-name="P33">(본질적으로)고정된 화면</text:p>
            </text:list-item>
            <text:list-item>
              <text:p text:style-name="P33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3352595615666983853" text:style-name="L2">
        <text:list-item>
          <text:p text:style-name="P38">paper_explanation: 대상 논문 해설을 예고/논문의 진척, 새로운 결과 등을 소개(/논문 저자)</text:p>
          <text:list>
            <text:list-item>
              <text:p text:style-name="P39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39">논문 원문<text:span text:style-name="T8">(Fig/Table)</text:span>의 일부가 표시되어야 함</text:p>
            </text:list-item>
            <text:list-item>
              <text:p text:style-name="P38">논문을 그냥 읽는 것도 포함</text:p>
            </text:list-item>
            <text:list-item>
              <text:p text:style-name="P38">형식: 프레젠테이션, 판서, ...</text:p>
            </text:list-item>
            <text:list-item>
              <text:p text:style-name="P38">청중이 학술 관련자(학회 발표<text:span text:style-name="T9">)</text:span></text:p>
            </text:list-item>
          </text:list>
        </text:list-item>
        <text:list-item>
          <text:p text:style-name="P38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39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43">paper_supplementary</text:p>
          <text:list>
            <text:list-item>
              <text:p text:style-name="P40">(대상 논문)논문 내/논문 사이트에서 명시 없음</text:p>
            </text:list-item>
            <text:list-item>
              <text:p text:style-name="P44">(대상 논문)영상이 논문 내 자료 원본 혹은 그 연장선(애니메이션 등)일때</text:p>
            </text:list-item>
            <text:list-item>
              <text:p text:style-name="P45">논문 전체에 대한 간략한 소개 등은 preview/review로서 <text:span text:style-name="T5">news</text:span> 분류</text:p>
            </text:list-item>
          </text:list>
        </text:list-item>
        <text:list-item>
          <text:p text:style-name="P38">paper_application: 논문의 수법, 기술을 적용, 활용한 독자적인 결과 영상, 소개</text:p>
          <text:list>
            <text:list-item>
              <text:p text:style-name="P46"/>
            </text:list-item>
          </text:list>
        </text:list-item>
        <text:list-item>
          <text:p text:style-name="P47">paper_assessment: (논문 소개 후에) 논문 평가가 주요 내용</text:p>
          <text:list>
            <text:list-item>
              <text:p text:style-name="P48">explanation을 포함할 때가 있음</text:p>
            </text:list-item>
          </text:list>
        </text:list-item>
        <text:list-item>
          <text:p text:style-name="P47">paper_reference: 주제의 일환으로 논문의 존재나 관련된 내용을 언급할 뿐, 논문의 해설되지 않음/영상 중 논문 언급이 없음/연구</text:p>
          <text:list>
            <text:list-item>
              <text:p text:style-name="P41">초두에 논문 해설할 것을 명시하지 않음</text:p>
            </text:list-item>
            <text:list-item>
              <text:p text:style-name="P42">description상에 reference로 명시되어 있음</text:p>
            </text:list-item>
            <text:list-item>
              <text:p text:style-name="P49"><text:soft-page-break/>논문 언급 분량이 적음<text:span text:style-name="T10">(얼마나 적음?)</text:span></text:p>
            </text:list-item>
            <text:list-item>
              <text:p text:style-name="P49">논문 본문이 표시될 수 있음</text:p>
            </text:list-item>
            <text:list-item>
              <text:p text:style-name="P49">아예 논문과 관계 없는 영상일 수 있음</text:p>
            </text:list-item>
            <text:list-item>
              <text:p text:style-name="P48">paper_visual=presentation, creative를 통해, 간단한 논문 소개,설명 케이스</text:p>
            </text:list-item>
          </text:list>
        </text:list-item>
        <text:list-item>
          <text:p text:style-name="P50">news: 논문이 주 내용이나, 홍보가 주 목적, 설명은 있으나 해설이 주 목적이 아님</text:p>
          <text:list>
            <text:list-item>
              <text:p text:style-name="P51">preview비디오 포함</text:p>
            </text:list-item>
            <text:list-item>
              <text:p text:style-name="P52">dissemination목적. </text:p>
            </text:list-item>
            <text:list-item>
              <text:p text:style-name="P37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12">기간</text:p>
          </table:table-cell>
          <table:table-cell table:style-name="표1.A1" office:value-type="string">
            <text:p text:style-name="P12">분야</text:p>
          </table:table-cell>
          <table:table-cell table:style-name="표1.A1" office:value-type="string">
            <text:p text:style-name="P13">Redirection</text:p>
          </table:table-cell>
          <table:table-cell table:style-name="표1.A1" office:value-type="string">
            <text:p text:style-name="P13">AAS</text:p>
          </table:table-cell>
          <table:table-cell table:style-name="표1.A1" office:value-type="string">
            <text:p text:style-name="P12">비디오 수집</text:p>
          </table:table-cell>
          <table:table-cell table:style-name="표1.F1" office:value-type="string">
            <text:p text:style-name="P12">비디오 레이블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8</text:p>
          </table:table-cell>
          <table:table-cell table:style-name="표1.A2" office:value-type="string">
            <text:p text:style-name="P14">200724</text:p>
          </table:table-cell>
          <table:table-cell table:style-name="표1.F2" office:value-type="string">
            <text:p text:style-name="P15">200818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Life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22">200902</text:p>
          </table:table-cell>
          <table:table-cell table:style-name="표1.A2" office:value-type="string">
            <text:p text:style-name="P14">200731</text:p>
          </table:table-cell>
          <table:table-cell table:style-name="표1.F2" office:value-type="string">
            <text:p text:style-name="P23">200906</text:p>
          </table:table-cell>
        </table:table-row>
        <table:table-row>
          <table:table-cell table:style-name="표1.A2" office:value-type="string">
            <text:p text:style-name="P13">1701-17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6">200820</text:p>
          </table:table-cell>
          <table:table-cell table:style-name="표1.A2" office:value-type="string">
            <text:p text:style-name="P14">200818</text:p>
          </table:table-cell>
          <table:table-cell table:style-name="표1.F2" office:value-type="string">
            <text:p text:style-name="P14">-</text:p>
          </table:table-cell>
        </table:table-row>
        <table:table-row table:style-name="표1.5">
          <table:table-cell table:style-name="표1.A2" office:value-type="string">
            <text:p text:style-name="P13">1<text:span text:style-name="T12">8</text:span>01-1<text:span text:style-name="T12">8</text:span>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진행중</text:p>
          </table:table-cell>
          <table:table-cell table:style-name="표1.F2" office:value-type="string">
            <text:p text:style-name="P20">-</text:p>
          </table:table-cell>
        </table:table-row>
        <table:table-row table:style-name="표1.5">
          <table:table-cell table:style-name="표1.A2" office:value-type="string">
            <text:p text:style-name="P13">1901-19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7</text:p>
          </table:table-cell>
          <table:table-cell table:style-name="표1.A2" office:value-type="string">
            <text:p text:style-name="P14">200818</text:p>
          </table:table-cell>
          <table:table-cell table:style-name="표1.F2" office:value-type="string">
            <text:p text:style-name="P20">200821</text:p>
          </table:table-cell>
        </table:table-row>
        <table:table-row table:style-name="표1.5">
          <table:table-cell table:style-name="표1.A2" office:value-type="string">
            <text:p text:style-name="P14">1901-1906</text:p>
          </table:table-cell>
          <table:table-cell table:style-name="표1.A2" office:value-type="string">
            <text:p text:style-name="P14">Life</text:p>
          </table:table-cell>
          <table:table-cell table:style-name="표1.A2" office:value-type="string">
            <text:p text:style-name="P18">200820</text:p>
          </table:table-cell>
          <table:table-cell table:style-name="표1.A2" office:value-type="string">
            <text:p text:style-name="P17">200820</text:p>
          </table:table-cell>
          <table:table-cell table:style-name="표1.A2" office:value-type="string">
            <text:p text:style-name="P19">완료</text:p>
          </table:table-cell>
          <table:table-cell table:style-name="표1.F2" office:value-type="string">
            <text:p text:style-name="P53">200924(100개 샘플링)</text:p>
          </table:table-cell>
        </table:table-row>
      </table:table>
      <text:p text:style-name="P5"/>
      <text:p text:style-name="P6"/>
      <text:p text:style-name="P6"/>
      <text:p text:style-name="P6">201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4">테마</text:p>
          </table:table-cell>
          <table:table-cell table:style-name="Table2.A1" office:value-type="string">
            <text:p text:style-name="P24">Scopus subject area</text:p>
          </table:table-cell>
          <table:table-cell table:style-name="Table2.A1" office:value-type="string">
            <text:p text:style-name="P25">필터</text:p>
          </table:table-cell>
          <table:table-cell table:style-name="Table2.A1" office:value-type="string">
            <text:p text:style-name="P25">list</text:p>
          </table:table-cell>
          <table:table-cell table:style-name="Table2.E1" office:value-type="string">
            <text:p text:style-name="P28">파일</text:p>
          </table:table-cell>
        </table:table-row>
        <table:table-row>
          <table:table-cell table:style-name="Table2.A2" office:value-type="string">
            <text:p text:style-name="P24">Life<text:span text:style-name="T13">+Earth</text:span></text:p>
          </table:table-cell>
          <table:table-cell table:style-name="Table2.A2" office:value-type="string">
            <text:p text:style-name="P8">Environmental + Earth and Planetary + Agricultural and Biological</text:p>
          </table:table-cell>
          <table:table-cell table:style-name="Table2.A2" office:value-type="string">
            <text:p text:style-name="P26">Journals<text:span text:style-name="T14">+Conference Proceedings</text:span></text:p>
          </table:table-cell>
          <table:table-cell table:style-name="Table2.A2" office:value-type="string">
            <text:p text:style-name="P27">1000/5734</text:p>
          </table:table-cell>
          <table:table-cell table:style-name="Table2.E2" office:value-type="string">
            <text:p text:style-name="P25">source-results-<text:span text:style-name="T15">life</text:span>-citescore-201<text:span text:style-name="T14">8</text:span>.xlsx</text:p>
          </table:table-cell>
        </table:table-row>
        <table:table-row>
          <table:table-cell table:style-name="Table2.A2" office:value-type="string">
            <text:p text:style-name="P25">Math &amp; Computer Science</text:p>
          </table:table-cell>
          <table:table-cell table:style-name="Table2.A2" office:value-type="string">
            <text:p text:style-name="P9">Computer Science + Mathmatics</text:p>
          </table:table-cell>
          <table:table-cell table:style-name="Table2.A2" office:value-type="string">
            <text:p text:style-name="P26">Journals<text:span text:style-name="T14">+Conference Proceedings</text:span></text:p>
          </table:table-cell>
          <table:table-cell table:style-name="Table2.A2" office:value-type="string">
            <text:p text:style-name="P25">1000/<text:span text:style-name="T14">3427</text:span></text:p>
          </table:table-cell>
          <table:table-cell table:style-name="Table2.E2" office:value-type="string">
            <text:p text:style-name="P25">source-results-math_cs-citescore-201<text:span text:style-name="T14">8</text:span>.xls<text:span text:style-name="T16">x</text:span></text:p>
          </table:table-cell>
        </table:table-row>
        <table:table-row>
          <table:table-cell table:style-name="Table2.A2" office:value-type="string">
            <text:p text:style-name="P29">Social Science + Humanities</text:p>
          </table:table-cell>
          <table:table-cell table:style-name="Table2.A2" office:value-type="string">
            <text:p text:style-name="P11">Arts and Humanities + Social Sciences</text:p>
          </table:table-cell>
          <table:table-cell table:style-name="Table2.A2" office:value-type="string">
            <text:p text:style-name="P29">J + CP</text:p>
          </table:table-cell>
          <table:table-cell table:style-name="Table2.A2" office:value-type="string">
            <text:p text:style-name="P29">1000/9322</text:p>
          </table:table-cell>
          <table:table-cell table:style-name="Table2.E2" office:value-type="string">
            <text:p text:style-name="P29">source-results-soc_hum-citescore-2018.xlsx</text:p>
          </table:table-cell>
        </table:table-row>
      </table:table>
      <text:p text:style-name="P6"/>
      <text:p text:style-name="P6">2018</text:p>
      <table:table table:name="표2" table:style-name="표2">
        <table:table-column table:style-name="표2.A" table:number-columns-repeated="2"/>
        <table:table-column table:style-name="표2.C"/>
        <table:table-column table:style-name="표2.A"/>
        <table:table-column table:style-name="표2.E"/>
        <table:table-row>
          <table:table-cell table:style-name="표2.A1" office:value-type="string">
            <text:p text:style-name="P24">테마</text:p>
          </table:table-cell>
          <table:table-cell table:style-name="표2.A1" office:value-type="string">
            <text:p text:style-name="P24">Scopus subject area</text:p>
          </table:table-cell>
          <table:table-cell table:style-name="표2.A1" office:value-type="string">
            <text:p text:style-name="P25">필터</text:p>
          </table:table-cell>
          <table:table-cell table:style-name="표2.A1" office:value-type="string">
            <text:p text:style-name="P25">list</text:p>
          </table:table-cell>
          <table:table-cell table:style-name="표2.E1" office:value-type="string">
            <text:p text:style-name="P28">파일</text:p>
          </table:table-cell>
        </table:table-row>
        <table:table-row>
          <table:table-cell table:style-name="표2.A2" office:value-type="string">
            <text:p text:style-name="P24">Life<text:span text:style-name="T13">+Earth</text:span></text:p>
          </table:table-cell>
          <table:table-cell table:style-name="표2.A2" office:value-type="string">
            <text:p text:style-name="P8">Environmental + Earth and Planetary + Agricultural and Biological</text:p>
          </table:table-cell>
          <table:table-cell table:style-name="표2.A2" office:value-type="string">
            <text:p text:style-name="P26">Journals<text:span text:style-name="T14">+Conference Proceedings</text:span></text:p>
          </table:table-cell>
          <table:table-cell table:style-name="표2.A2" office:value-type="string">
            <text:p text:style-name="P27"/>
          </table:table-cell>
          <table:table-cell table:style-name="표2.E2" office:value-type="string">
            <text:p text:style-name="P25"/>
          </table:table-cell>
        </table:table-row>
        <table:table-row>
          <table:table-cell table:style-name="표2.A2" office:value-type="string">
            <text:p text:style-name="P25">Math &amp; Computer <text:soft-page-break/>Science</text:p>
          </table:table-cell>
          <table:table-cell table:style-name="표2.A2" office:value-type="string">
            <text:p text:style-name="P9">Computer Science <text:soft-page-break/>+ Mathmatics</text:p>
          </table:table-cell>
          <table:table-cell table:style-name="표2.A2" office:value-type="string">
            <text:p text:style-name="P26">Journals<text:span text:style-name="T14">+Confere</text:span><text:soft-page-break/><text:span text:style-name="T14">nce Proceedings</text:span></text:p>
          </table:table-cell>
          <table:table-cell table:style-name="표2.A2" office:value-type="string">
            <text:p text:style-name="P25">1000/<text:span text:style-name="T14">3427</text:span></text:p>
          </table:table-cell>
          <table:table-cell table:style-name="표2.E2" office:value-type="string">
            <text:p text:style-name="P25">source-results-<text:soft-page-break/>math_cs-citescore-2017.xlsx</text:p>
          </table:table-cell>
        </table:table-row>
      </table:table>
      <text:p text:style-name="P10"/>
      <text:p text:style-name="P10">201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24">테마</text:p>
          </table:table-cell>
          <table:table-cell table:style-name="Table3.A1" office:value-type="string">
            <text:p text:style-name="P24">Scopus subject area</text:p>
          </table:table-cell>
          <table:table-cell table:style-name="Table3.A1" office:value-type="string">
            <text:p text:style-name="P25">필터</text:p>
          </table:table-cell>
          <table:table-cell table:style-name="Table3.A1" office:value-type="string">
            <text:p text:style-name="P25">list</text:p>
          </table:table-cell>
          <table:table-cell table:style-name="Table3.E1" office:value-type="string">
            <text:p text:style-name="P28">파일</text:p>
          </table:table-cell>
        </table:table-row>
        <table:table-row>
          <table:table-cell table:style-name="Table3.A2" office:value-type="string">
            <text:p text:style-name="P25">Math &amp; Computer Science</text:p>
          </table:table-cell>
          <table:table-cell table:style-name="Table3.A2" office:value-type="string">
            <text:p text:style-name="P9">Computer Science + Mathmatics</text:p>
          </table:table-cell>
          <table:table-cell table:style-name="Table3.A2" office:value-type="string">
            <text:p text:style-name="P26">Journals<text:span text:style-name="T14">+Conference Proceedings</text:span></text:p>
          </table:table-cell>
          <table:table-cell table:style-name="Table3.A2" office:value-type="string">
            <text:p text:style-name="P25">1000/<text:span text:style-name="T14">3427</text:span></text:p>
          </table:table-cell>
          <table:table-cell table:style-name="Table3.E2" office:value-type="string">
            <text:p text:style-name="P25">source-results-math_cs-citescore-2016.xlsx</text:p>
          </table:table-cell>
        </table:table-row>
      </table:table>
      <text:p text:style-name="P10"/>
      <text:p text:style-name="P10">2014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4">테마</text:p>
          </table:table-cell>
          <table:table-cell table:style-name="Table1.A1" office:value-type="string">
            <text:p text:style-name="P24">Scopus subject area</text:p>
          </table:table-cell>
          <table:table-cell table:style-name="Table1.A1" office:value-type="string">
            <text:p text:style-name="P25">필터</text:p>
          </table:table-cell>
          <table:table-cell table:style-name="Table1.A1" office:value-type="string">
            <text:p text:style-name="P25">list</text:p>
          </table:table-cell>
          <table:table-cell table:style-name="Table1.E1" office:value-type="string">
            <text:p text:style-name="P28">파일</text:p>
          </table:table-cell>
        </table:table-row>
        <table:table-row>
          <table:table-cell table:style-name="Table1.A2" office:value-type="string">
            <text:p text:style-name="P24">Life<text:span text:style-name="T13">+Earth</text:span></text:p>
          </table:table-cell>
          <table:table-cell table:style-name="Table1.A2" office:value-type="string">
            <text:p text:style-name="P8">Environmental + Earth and Planetary + Agricultural and Biological</text:p>
          </table:table-cell>
          <table:table-cell table:style-name="Table1.A2" office:value-type="string">
            <text:p text:style-name="P31">Journals only</text:p>
          </table:table-cell>
          <table:table-cell table:style-name="Table1.A2" office:value-type="string">
            <text:p text:style-name="P25">1000/<text:span text:style-name="T17">5684</text:span></text:p>
          </table:table-cell>
          <table:table-cell table:style-name="Table1.E2" office:value-type="string">
            <text:p text:style-name="P24">source-results-life_science-citescore-2013.<text:span text:style-name="T18">xlsx</text:span></text:p>
          </table:table-cell>
        </table:table-row>
        <table:table-row>
          <table:table-cell table:style-name="Table1.A2" office:value-type="string">
            <text:p text:style-name="P25">Math &amp; Computer Science</text:p>
          </table:table-cell>
          <table:table-cell table:style-name="Table1.A2" office:value-type="string">
            <text:p text:style-name="P9">Computer Science + Math<text:span text:style-name="T19">e</text:span>matics</text:p>
          </table:table-cell>
          <table:table-cell table:style-name="Table1.A2" office:value-type="string">
            <text:p text:style-name="P26">Journals only</text:p>
          </table:table-cell>
          <table:table-cell table:style-name="Table1.A2" office:value-type="string">
            <text:p text:style-name="P25">1000/3201</text:p>
          </table:table-cell>
          <table:table-cell table:style-name="Table1.E2" office:value-type="string">
            <text:p text:style-name="P25">source-results-math_cs-citescore-2013.xlsx</text:p>
          </table:table-cell>
        </table:table-row>
        <table:table-row>
          <table:table-cell table:style-name="Table1.A2" office:value-type="string">
            <text:p text:style-name="P29">Social Science + Humanities</text:p>
          </table:table-cell>
          <table:table-cell table:style-name="Table1.A2" office:value-type="string">
            <text:p text:style-name="P11">Arts and Humanities + Social Sciences</text:p>
          </table:table-cell>
          <table:table-cell table:style-name="Table1.A2" office:value-type="string">
            <text:p text:style-name="P29">J + CP</text:p>
          </table:table-cell>
          <table:table-cell table:style-name="Table1.A2" office:value-type="string">
            <text:p text:style-name="P32">1000/9322</text:p>
          </table:table-cell>
          <table:table-cell table:style-name="Table1.E2" office:value-type="string">
            <text:p text:style-name="P30">source-results-soc_hum-citescore-201<text:span text:style-name="T20">3</text:span>.xlsx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9-24T02:57:40.480336089</dc:date>
    <meta:editing-duration>PT8H22M</meta:editing-duration>
    <meta:editing-cycles>23</meta:editing-cycles>
    <meta:generator>LibreOffice/5.1.6.2$Linux_X86_64 LibreOffice_project/10m0$Build-2</meta:generator>
    <meta:document-statistic meta:table-count="5" meta:image-count="0" meta:object-count="0" meta:page-count="3" meta:paragraph-count="160" meta:word-count="1097" meta:character-count="3032" meta:non-whitespace-character-count="2708"/>
  </office:meta>
</office:document-meta>
</file>